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0.812cm" fo:min-width="1.622cm"/>
    </style:style>
    <style:style style:name="gr2" style:family="graphic" style:parent-style-name="standard">
      <style:graphic-properties draw:stroke="none" svg:stroke-color="#000000" draw:fill="none" draw:fill-color="#ffffff" fo:min-height="0.575cm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295cm" fo:min-width="4.25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083cm" fo:min-width="4.193cm"/>
    </style:style>
    <style:style style:name="gr5" style:family="graphic" style:parent-style-name="objectwithoutfill">
      <style:graphic-properties draw:marker-end="Extrems_20_de_20_fletxa_20_7" draw:marker-end-width="0.3cm" draw:fill="none" draw:textarea-vertical-align="middle"/>
    </style:style>
    <style:style style:name="gr6" style:family="graphic" style:parent-style-name="objectwithoutfill">
      <style:graphic-properties draw:marker-end="Extrems_20_de_20_fletxa_20_8" draw:marker-end-width="0.3cm" draw:fill="none" draw:textarea-vertical-align="middl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876cm" fo:min-width="3.376cm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812cm" fo:min-width="3.036cm"/>
    </style:style>
    <style:style style:name="gr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0" style:family="graphic" style:parent-style-name="objectwithoutfill">
      <style:graphic-properties draw:marker-end="Extrems_20_de_20_fletxa_20_9" draw:marker-end-width="0.3cm" draw:fill="none" draw:textarea-vertical-align="middle"/>
    </style:style>
    <style:style style:name="gr11" style:family="graphic" style:parent-style-name="objectwithoutfill">
      <style:graphic-properties draw:marker-end="Extrems_20_de_20_fletxa_20_10" draw:marker-end-width="0.3cm" draw:fill="none" draw:textarea-vertical-align="middle"/>
    </style:style>
    <style:style style:name="gr12" style:family="graphic" style:parent-style-name="objectwithoutfill">
      <style:graphic-properties draw:marker-end="Extrems_20_de_20_fletxa_20_11" draw:marker-end-width="0.3cm" draw:fill="none" draw:textarea-vertical-align="middle"/>
    </style:style>
    <style:style style:name="gr13" style:family="graphic" style:parent-style-name="objectwithoutfill">
      <style:graphic-properties draw:marker-end="Extrems_20_de_20_fletxa_20_13" draw:marker-end-width="0.3cm" draw:fill="none" draw:textarea-vertical-align="middle"/>
    </style:style>
    <style:style style:name="gr14" style:family="graphic" style:parent-style-name="objectwithoutfill">
      <style:graphic-properties draw:marker-end="Extrems_20_de_20_fletxa_20_14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3cm" svg:height="1.5cm" svg:x="9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cm" svg:height="0.962cm" svg:x="9.75cm" svg:y="2.214cm">
          <draw:text-box>
            <text:p>INICI</text:p>
          </draw:text-box>
        </draw:frame>
        <draw:custom-shape draw:style-name="gr3" draw:text-style-name="P1" draw:layer="layout" svg:width="4.75cm" svg:height="1.545cm" svg:x="8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1.545cm" svg:x="8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1.545cm" svg:x="8.5cm" svg:y="7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1.545cm" svg:x="8.5cm" svg:y="7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693cm" svg:height="1.333cm" svg:x="3.057cm" svg:y="15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93cm" svg:height="1.333cm" svg:x="3.057cm" svg:y="15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93cm" svg:height="1.333cm" svg:x="14.307cm" svg:y="15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93cm" svg:height="1.333cm" svg:x="14.307cm" svg:y="15.16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75cm" svg:y1="3.5cm" svg:x2="10.75cm" svg:y2="5cm">
          <text:p/>
        </draw:line>
        <draw:line draw:style-name="gr6" draw:text-style-name="P1" draw:layer="layout" svg:x1="10.762cm" svg:y1="6.545cm" svg:x2="10.762cm" svg:y2="7.704cm">
          <text:p/>
        </draw:line>
        <draw:custom-shape draw:style-name="gr7" draw:text-style-name="P1" draw:layer="layout" svg:width="7.75cm" svg:height="2.25cm" svg:x="6.7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5cm" svg:height="1.5cm" svg:x="8.7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cm" svg:height="1.75cm" svg:x="9.5cm" svg:y="4.5cm">
          <draw:text-box>
            <text:p text:style-name="P3">«Pin?:»</text:p>
          </draw:text-box>
        </draw:frame>
        <draw:frame draw:style-name="gr9" draw:text-style-name="P2" draw:layer="layout" svg:width="4.75cm" svg:height="1.75cm" svg:x="8.572cm" svg:y="8.036cm">
          <draw:text-box>
            <text:p>Llegir resposta</text:p>
          </draw:text-box>
        </draw:frame>
        <draw:line draw:style-name="gr10" draw:text-style-name="P1" draw:layer="layout" svg:x1="10.75cm" svg:y1="9.25cm" svg:x2="10.75cm" svg:y2="11cm">
          <text:p/>
        </draw:line>
        <draw:line draw:style-name="gr11" draw:text-style-name="P1" draw:layer="layout" svg:x1="6.75cm" svg:y1="12.25cm" svg:x2="5.25cm" svg:y2="15.25cm">
          <text:p/>
        </draw:line>
        <draw:line draw:style-name="gr12" draw:text-style-name="P1" draw:layer="layout" svg:x1="14.5cm" svg:y1="12cm" svg:x2="16.5cm" svg:y2="15.25cm">
          <text:p/>
        </draw:line>
        <draw:line draw:style-name="gr13" draw:text-style-name="P1" draw:layer="layout" svg:x1="5.25cm" svg:y1="16.5cm" svg:x2="8.75cm" svg:y2="20.5cm">
          <text:p/>
        </draw:line>
        <draw:line draw:style-name="gr14" draw:text-style-name="P1" draw:layer="layout" svg:x1="16.75cm" svg:y1="16.5cm" svg:x2="13.75cm" svg:y2="20.5cm">
          <text:p/>
        </draw:line>
        <draw:frame draw:style-name="gr15" draw:text-style-name="P2" draw:layer="layout" svg:width="3.5cm" svg:height="2cm" svg:x="3.75cm" svg:y="13cm">
          <draw:text-box>
            <text:p>NO</text:p>
          </draw:text-box>
        </draw:frame>
        <draw:frame draw:style-name="gr16" draw:text-style-name="P2" draw:layer="layout" svg:width="5.5cm" svg:height="2.25cm" svg:x="8.25cm" svg:y="11.5cm">
          <draw:text-box>
            <text:p>Resposta=1234</text:p>
          </draw:text-box>
        </draw:frame>
        <draw:frame draw:style-name="gr17" draw:text-style-name="P2" draw:layer="layout" svg:width="3.25cm" svg:height="1.5cm" svg:x="16.25cm" svg:y="13cm">
          <draw:text-box>
            <text:p>SÍ</text:p>
          </draw:text-box>
        </draw:frame>
        <draw:frame draw:style-name="gr9" draw:text-style-name="P2" draw:layer="layout" svg:width="4.75cm" svg:height="1.75cm" svg:x="3.25cm" svg:y="15.25cm">
          <draw:text-box>
            <text:p>«Incorrecte»</text:p>
          </draw:text-box>
        </draw:frame>
        <draw:frame draw:style-name="gr18" draw:text-style-name="P2" draw:layer="layout" svg:width="4.5cm" svg:height="1cm" svg:x="15.5cm" svg:y="15.25cm">
          <draw:text-box>
            <text:p>«Ok!»</text:p>
          </draw:text-box>
        </draw:frame>
        <draw:frame draw:style-name="gr19" draw:text-style-name="P2" draw:layer="layout" svg:width="3.75cm" svg:height="1.25cm" svg:x="10.75cm" svg:y="19.75cm">
          <draw:text-box>
            <text:p>f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11" draw:display-name="Extrems de fletxa 11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draw:marker draw:name="Extrems_20_de_20_fletxa_20_8" draw:display-name="Extrems de fletxa 8" svg:viewBox="0 0 20 20" svg:d="M0 20l10-20 10 20z"/>
    <draw:marker draw:name="Extrems_20_de_20_fletxa_20_9" draw:display-name="Extrems de fletx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2:34:08.345519317</meta:creation-date>
    <dc:date>2025-11-14T12:50:00.680323774</dc:date>
    <meta:editing-duration>PT15M54S</meta:editing-duration>
    <meta:editing-cycles>1</meta:editing-cycles>
    <meta:document-statistic meta:object-count="27"/>
    <meta:generator>LibreOffice/7.5.6.2$Linux_X86_64 LibreOffice_project/50$Build-2</meta:generator>
  </office:meta>
</office:document-meta>
</file>